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40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9">
            <text:p>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15:0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14T15:06:35</dc:date>
    <meta:editing-duration>PT1H15M48S</meta:editing-duration>
    <meta:editing-cycles>96</meta:editing-cycles>
    <meta:generator>LibreOffice/3.4$Unix LibreOffice_project/340m1$Build-302</meta:generator>
    <meta:document-statistic meta:table-count="5" meta:cell-count="273" meta:object-count="0"/>
  </office:meta>
</office:document-meta>
</file>